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f52" officeooo:paragraph-rsid="0015af52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24pt" officeooo:rsid="0015af52" officeooo:paragraph-rsid="0015af5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nux Biolinum O" fo:font-size="40pt" officeooo:rsid="0015af52" officeooo:paragraph-rsid="0015af52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color="#c5000b" style:font-name="Linux Biolinum O" fo:font-size="16pt" officeooo:rsid="0015af52" officeooo:paragraph-rsid="0015af5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4586" style:text-outline="true" style:font-name="Linux Biolinum O" fo:font-size="60pt" fo:text-shadow="1pt 1pt" officeooo:rsid="0015af52" officeooo:paragraph-rsid="0015af52" fo:background-color="transparent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style:font-name="Linux Biolinum O" fo:font-size="80pt" fo:font-style="normal" fo:text-shadow="1pt 1pt" fo:font-weight="normal" officeooo:rsid="00171e6a" officeooo:paragraph-rsid="00171e6a" style:font-size-asian="80pt" style:font-style-asian="normal" style:font-weight-asian="normal" style:font-size-complex="8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6"/>
      <text:p text:style-name="P6"/>
      <text:p text:style-name="P6">Proceed</text:p>
      <text:p text:style-name="P3"/>
      <text:p text:style-name="P5">Document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(c) 2011-2015 - Brigitte Bi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09:22:11.442092648</meta:creation-date>
    <dc:date>2015-05-23T08:11:59.550599238</dc:date>
    <meta:editing-duration>PT6M38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7" meta:character-count="49" meta:non-whitespace-character-count="45"/>
  </office:meta>
</office:document-meta>
</file>